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d7c0" officeooo:paragraph-rsid="0011d7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Nombre del proyecto: Fothogar</text:p>
      <text:p text:style-name="P1">Link al readme del github: <text:a xlink:type="simple" xlink:href="https://github.com/marc-developer/fothogar" text:style-name="Internet_20_link" text:visited-style-name="Visited_20_Internet_20_Link">https://github.com/marc-developer/fothogar</text:a></text:p>
      <text:p text:style-name="P1"/>
      <text:p text:style-name="P1">Este es un proyecto orientado a la compra-venta de immuebles y alquiler de ellos.</text:p>
      <text:p text:style-name="P1"/>
      <text:p text:style-name="P1">Las historias de usuario son:</text:p>
      <text:p text:style-name="P1"/>
      <text:p text:style-name="P1">como usuario quiero poder registrarme en la pagina. Importancia(3) horas (1)</text:p>
      <text:p text:style-name="P1">como usuario quiero poder añadir productos a la pagina. Importancia (5) horas (2)</text:p>
      <text:p text:style-name="P1">como cliente quiero poder añadir immuebles a una lista de deseados. Importancia (4) horas (2)</text:p>
      <text:p text:style-name="P1">como cliente quiero poder filtrar immuebles por precio, zona, m²…. Importancia (5) horas (4)</text:p>
      <text:p text:style-name="P1">como usuario quiero poder eliminar immuebles si ya no estan a la venta. Importancia (4) horas (3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8:37:16.465473795</meta:creation-date>
    <dc:date>2022-11-14T18:47:18.140013756</dc:date>
    <meta:editing-duration>PT10M3S</meta:editing-duration>
    <meta:editing-cycles>1</meta:editing-cycles>
    <meta:generator>LibreOffice/7.3.6.2$Linux_X86_64 LibreOffice_project/30$Build-2</meta:generator>
    <meta:document-statistic meta:table-count="0" meta:image-count="0" meta:object-count="0" meta:page-count="1" meta:paragraph-count="9" meta:word-count="101" meta:character-count="647" meta:non-whitespace-character-count="557"/>
  </office:meta>
</office:document-meta>
</file>